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color="#1c1c1c" loext:opacity="100%" style:font-name="Arial" fo:font-size="11pt" fo:letter-spacing="normal" officeooo:rsid="0022fff6" officeooo:paragraph-rsid="0007d3e0" fo:background-color="transparent" style:font-name-asian="Arial2" style:font-size-asian="11pt" style:font-name-complex="Arial2" style:font-size-complex="11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color="#1c1c1c" loext:opacity="100%" style:font-name="Arial" fo:font-size="11pt" fo:letter-spacing="normal" officeooo:rsid="0022fff6" officeooo:paragraph-rsid="0008ba46" fo:background-color="transparent" style:font-name-asian="Arial2" style:font-size-asian="11pt" style:font-name-complex="Arial2" style:font-size-complex="11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color="#1c1c1c" loext:opacity="100%" style:font-name="Arial" fo:font-size="11pt" fo:letter-spacing="normal" officeooo:rsid="00255219" officeooo:paragraph-rsid="0007d3e0" fo:background-color="transparent" style:font-name-asian="Arial2" style:font-size-asian="11pt" style:font-name-complex="Arial2" style:font-size-complex="11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color="#1c1c1c" loext:opacity="100%" style:font-name="Arial" fo:font-size="11pt" fo:letter-spacing="normal" officeooo:rsid="0007d3e0" officeooo:paragraph-rsid="0008ba46" fo:background-color="transparent" style:font-name-asian="Arial2" style:font-size-asian="11pt" style:font-name-complex="Arial2" style:font-size-complex="11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color="#1c1c1c" loext:opacity="100%" style:font-name="Arial" fo:font-size="11pt" fo:letter-spacing="normal" officeooo:rsid="0008ba46" officeooo:paragraph-rsid="0008ba46" fo:background-color="transparent" style:font-name-asian="Arial2" style:font-size-asian="11pt" style:font-name-complex="Arial2" style:font-size-complex="11pt"/>
    </style:style>
    <style:style style:name="T1" style:family="text">
      <style:text-properties officeooo:rsid="0007d3e0"/>
    </style:style>
    <style:style style:name="T2" style:family="text">
      <style:text-properties officeooo:rsid="00270879"/>
    </style:style>
    <style:style style:name="T3" style:family="text">
      <style:text-properties officeooo:rsid="00241daf"/>
    </style:style>
    <style:style style:name="T4" style:family="text">
      <style:text-properties officeooo:rsid="00255219"/>
    </style:style>
    <style:style style:name="T5" style:family="text">
      <style:text-properties officeooo:rsid="0008ba46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GENERIC </text:span><text:span text:style-name="T1">(THESE AFFECT EVERYTHING THAT DOES DAMAGE)</text:span><text:span text:style-name="T2">:<text:line-break/>Perks:</text:span></text:p>
      <text:p text:style-name="P1">Supposed to Rot: +0,2 dmg multi per necrotic limb</text:p>
      <text:p text:style-name="P1">Herald of salvation: -0,05 dmg multi</text:p>
      <text:p text:style-name="P1"/>
      <text:p text:style-name="P5"/>
      <text:p text:style-name="P1"/>
      <text:p text:style-name="P2"><text:span text:style-name="T2">Items:</text:span></text:p>
      <text:p text:style-name="P5">Cleanser of the unholy: 10% as fire</text:p>
      <text:p text:style-name="P2"><text:span text:style-name="T5">Voice of the Storm: 15% as lightning</text:span></text:p>
      <text:p text:style-name="P2"><text:span text:style-name="T1">Acolyte of the damned: 15% as magic</text:span></text:p>
      <text:p text:style-name="P2"><text:span text:style-name="T5">Essence Spike: 8% as magic</text:span></text:p>
      <text:p text:style-name="P2"><text:span text:style-name="T5">Hourglass of reshaping: 8% as magic</text:span></text:p>
      <text:p text:style-name="P2"><text:span text:style-name="T5">Zircon ring: 5% added as magic</text:span><text:span text:style-name="T2"><text:line-break/></text:span>Poisoner’s Precaution: 20% chance to poison</text:p>
      <text:p text:style-name="P1"><text:span text:style-name="T3">The Stampede: +0,02 dmg multi per initiative higher than enemy</text:span></text:p>
      <text:p text:style-name="P1"><text:span text:style-name="T4">ruby ring: 3% of dmg as fire per affliction on enemy</text:span></text:p>
      <text:p text:style-name="P3">amber ring: +0,07 mult if at full endurance</text:p>
      <text:p text:style-name="P3">soapstone ring: +0,08 mult if enemy restrained</text:p>
      <text:p text:style-name="P3">jet: +0,2 mult</text:p>
      <text:p text:style-name="P3"/>
      <text:p text:style-name="P3"/>
      <text:p text:style-name="P3"/>
      <text:p text:style-name="P3"/>
      <text:p text:style-name="P4">Damage addition items:</text:p>
      <text:p text:style-name="P5">Daevas capricionsouness: 10% to 25% of random fire/cold/light</text:p>
      <text:p text:style-name="P5">Demongrip: 25% as fire</text:p>
      <text:p text:style-name="P5">Hellsiege: 25% as fire</text:p>
      <text:p text:style-name="P5">Desert wind: 15% as fire</text:p>
      <text:p text:style-name="P5">Marids gift: 15% as cold</text:p>
      <text:p text:style-name="P5">Eventide: 35% as cold</text:p>
      <text:p text:style-name="P5">Thurizas: 35% as light</text:p>
      <text:p text:style-name="P5">Crescent Moon: 15% as magic</text:p>
      <text:p text:style-name="P5">Cuchaviva: 15% as magic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style:rfc-language-tag="es-419" fo:language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style:rfc-language-tag="es-419" fo:language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4T22:37:19.632000000</meta:creation-date>
    <dc:date>2024-05-14T22:58:09.939000000</dc:date>
    <meta:editing-duration>PT7M26S</meta:editing-duration>
    <meta:editing-cycles>1</meta:editing-cycles>
    <meta:document-statistic meta:table-count="0" meta:image-count="0" meta:object-count="0" meta:page-count="1" meta:paragraph-count="25" meta:word-count="153" meta:character-count="875" meta:non-whitespace-character-count="747"/>
    <meta:generator>LibreOffice/24.2.2.2$Windows_X86_64 LibreOffice_project/d56cc158d8a96260b836f100ef4b4ef25d6f1a01</meta:generator>
  </office:meta>
</office:document-meta>
</file>